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text:line-break/>&lt;html lang="en"&gt;<text:line-break/>&lt;head&gt;<text:line-break/> <text:s/>&lt;meta charset="UTF-8"&gt;<text:line-break/> <text:s/>&lt;meta name="viewport" content="width=device-width, initial-scale=1.0"&gt;<text:line-break/> <text:s/>&lt;title&gt;MODA - Sweet Bites &amp; Desserts&lt;/title&gt;<text:line-break/> <text:s/>&lt;link href="https://fonts.googleapis.com/css2?family=Pacifico&amp;family=Open+Sans&amp;display=swap" rel="stylesheet"&gt;<text:line-break/> <text:s/>&lt;style&gt;<text:line-break/> <text:s text:c="3"/>body {<text:line-break/> <text:s text:c="5"/>margin: 0;<text:line-break/> <text:s text:c="5"/>font-family: 'Open Sans', sans-serif;<text:line-break/> <text:s text:c="5"/>background: #fffaf4;<text:line-break/> <text:s text:c="5"/>color: #3b2f2f;<text:line-break/> <text:s text:c="3"/>}<text:line-break/> <text:s text:c="3"/>header {<text:line-break/> <text:s text:c="5"/>background: #f7c59f;<text:line-break/> <text:s text:c="5"/>color: #fff;<text:line-break/> <text:s text:c="5"/>padding: 60px 20px;<text:line-break/> <text:s text:c="5"/>text-align: center;<text:line-break/> <text:s text:c="3"/>}<text:line-break/> <text:s text:c="3"/>header h1 {<text:line-break/> <text:s text:c="5"/>font-family: 'Pacifico', cursive;<text:line-break/> <text:s text:c="5"/>font-size: 3em;<text:line-break/> <text:s text:c="5"/>margin: 0;<text:line-break/> <text:s text:c="3"/>}<text:line-break/> <text:s text:c="3"/>header p {<text:line-break/> <text:s text:c="5"/>font-size: 1.2em;<text:line-break/> <text:s text:c="3"/>}<text:line-break/> <text:s text:c="3"/>section {<text:line-break/> <text:s text:c="5"/>padding: 40px 20px;<text:line-break/> <text:s text:c="5"/>max-width: 1000px;<text:line-break/> <text:s text:c="5"/>margin: auto;<text:line-break/> <text:s text:c="3"/>}<text:line-break/> <text:s text:c="3"/>.about, .contact {<text:line-break/> <text:s text:c="5"/>text-align: center;<text:line-break/> <text:s text:c="3"/>}<text:line-break/> <text:s text:c="3"/>.products {<text:line-break/> <text:s text:c="5"/>display: grid;<text:line-break/> <text:s text:c="5"/>grid-template-columns: repeat(auto-fit, minmax(200px, 1fr));<text:line-break/> <text:s text:c="5"/>gap: 20px;<text:line-break/> <text:s text:c="3"/>}<text:line-break/> <text:s text:c="3"/>.product {<text:line-break/> <text:s text:c="5"/>background: #ffeede;<text:line-break/> <text:s text:c="5"/>border-radius: 10px;<text:line-break/> <text:s text:c="5"/>padding: 20px;<text:line-break/> <text:s text:c="5"/>text-align: center;<text:line-break/> <text:s text:c="5"/>box-shadow: 0 2px 8px rgba(0,0,0,0.1);<text:line-break/> <text:s text:c="3"/>}<text:line-break/><text:soft-page-break/> <text:s text:c="3"/>.product img {<text:line-break/> <text:s text:c="5"/>max-width: 100%;<text:line-break/> <text:s text:c="5"/>border-radius: 10px;<text:line-break/> <text:s text:c="5"/>height: 150px;<text:line-break/> <text:s text:c="5"/>object-fit: cover;<text:line-break/> <text:s text:c="3"/>}<text:line-break/> <text:s text:c="3"/>footer {<text:line-break/> <text:s text:c="5"/>background: #f7c59f;<text:line-break/> <text:s text:c="5"/>text-align: center;<text:line-break/> <text:s text:c="5"/>padding: 20px;<text:line-break/> <text:s text:c="5"/>color: #fff;<text:line-break/> <text:s text:c="3"/>}<text:line-break/> <text:s text:c="3"/>button {<text:line-break/> <text:s text:c="5"/>background-color: #ff8c42;<text:line-break/> <text:s text:c="5"/>color: white;<text:line-break/> <text:s text:c="5"/>border: none;<text:line-break/> <text:s text:c="5"/>padding: 10px 20px;<text:line-break/> <text:s text:c="5"/>border-radius: 5px;<text:line-break/> <text:s text:c="5"/>cursor: pointer;<text:line-break/> <text:s text:c="5"/>font-weight: bold;<text:line-break/> <text:s text:c="3"/>}<text:line-break/> <text:s text:c="3"/>button:hover {<text:line-break/> <text:s text:c="5"/>background-color: #e6762f;<text:line-break/> <text:s text:c="3"/>}<text:line-break/> <text:s/>&lt;/style&gt;<text:line-break/>&lt;/head&gt;<text:line-break/>&lt;body&gt;<text:line-break/> <text:s/>&lt;header&gt;<text:line-break/> <text:s text:c="3"/>&lt;h1&gt;MODA&lt;/h1&gt;<text:line-break/> <text:s text:c="3"/>&lt;p&gt;Sweet Bites Made with Love – From Our Kitchen to Yours&lt;/p&gt;<text:line-break/> <text:s/>&lt;/header&gt;<text:line-break/><text:line-break/> <text:s/>&lt;section class="about"&gt;<text:line-break/> <text:s text:c="3"/>&lt;h2&gt;About Us&lt;/h2&gt;<text:line-break/> <text:s text:c="3"/>&lt;p&gt;MODA is a passion project of a loving mother and daughter duo. We whip up homemade desserts that bring families together – whether it's graham bars, mousse cakes, cookies, or even frozen pizza, every bite tells a story of love and sweetness.&lt;/p&gt;<text:line-break/> <text:s/>&lt;/section&gt;<text:line-break/><text:line-break/> <text:s/>&lt;section&gt;<text:line-break/> <text:s text:c="3"/>&lt;h2 style="text-align: center;"&gt;Our Sweet Treats&lt;/h2&gt;<text:line-break/> <text:s text:c="3"/>&lt;div class="products"&gt;<text:line-break/> <text:s text:c="5"/>&lt;div class="product"&gt;<text:line-break/> <text:s text:c="7"/>&lt;img src="https://via.placeholder.com/200x150?text=Graham+Bars" alt="Graham Bars"&gt;<text:line-break/> <text:s text:c="7"/>&lt;h3&gt;Graham Bars&lt;/h3&gt;<text:line-break/> <text:s text:c="5"/>&lt;/div&gt;<text:line-break/> <text:s text:c="5"/>&lt;div class="product"&gt;<text:line-break/> <text:s text:c="7"/>&lt;img src="https://via.placeholder.com/200x150?text=Bento+Cakes" alt="Bento Cakes"&gt;<text:line-break/> <text:s text:c="7"/>&lt;h3&gt;Bento Cakes&lt;/h3&gt;<text:line-break/><text:soft-page-break/> <text:s text:c="5"/>&lt;/div&gt;<text:line-break/> <text:s text:c="5"/>&lt;div class="product"&gt;<text:line-break/> <text:s text:c="7"/>&lt;img src="https://via.placeholder.com/200x150?text=Mousse+Cakes" alt="Mousse Cakes"&gt;<text:line-break/> <text:s text:c="7"/>&lt;h3&gt;Mousse Cakes&lt;/h3&gt;<text:line-break/> <text:s text:c="5"/>&lt;/div&gt;<text:line-break/> <text:s text:c="5"/>&lt;div class="product"&gt;<text:line-break/> <text:s text:c="7"/>&lt;img src="https://via.placeholder.com/200x150?text=Cookies" alt="Cookies"&gt;<text:line-break/> <text:s text:c="7"/>&lt;h3&gt;Cookies&lt;/h3&gt;<text:line-break/> <text:s text:c="5"/>&lt;/div&gt;<text:line-break/> <text:s text:c="5"/>&lt;div class="product"&gt;<text:line-break/> <text:s text:c="7"/>&lt;img src="https://via.placeholder.com/200x150?text=Brownies" alt="Brownies"&gt;<text:line-break/> <text:s text:c="7"/>&lt;h3&gt;Brownies&lt;/h3&gt;<text:line-break/> <text:s text:c="5"/>&lt;/div&gt;<text:line-break/> <text:s text:c="5"/>&lt;div class="product"&gt;<text:line-break/> <text:s text:c="7"/>&lt;img src="https://via.placeholder.com/200x150?text=Ice+Cream+Cups" alt="Ice Cream Cups"&gt;<text:line-break/> <text:s text:c="7"/>&lt;h3&gt;Ice Cream Cups&lt;/h3&gt;<text:line-break/> <text:s text:c="5"/>&lt;/div&gt;<text:line-break/> <text:s text:c="5"/>&lt;div class="product"&gt;<text:line-break/> <text:s text:c="7"/>&lt;img src="https://via.placeholder.com/200x150?text=Frozen+Pizza" alt="Frozen Pizza"&gt;<text:line-break/> <text:s text:c="7"/>&lt;h3&gt;Frozen Pizza&lt;/h3&gt;<text:line-break/> <text:s text:c="5"/>&lt;/div&gt;<text:line-break/> <text:s text:c="3"/>&lt;/div&gt;<text:line-break/> <text:s/>&lt;/section&gt;<text:line-break/><text:line-break/> <text:s/>&lt;section class="contact"&gt;<text:line-break/> <text:s text:c="3"/>&lt;h2&gt;Contact &amp; Orders&lt;/h2&gt;<text:line-break/> <text:s text:c="3"/>&lt;p&gt;Craving something sweet? Message us on Facebook or Instagram, or email us at &lt;strong&gt;modasweets@gmail.com&lt;/strong&gt;&lt;/p&gt;<text:line-break/> <text:s text:c="3"/>&lt;button&gt;Order Now&lt;/button&gt;<text:line-break/> <text:s/>&lt;/section&gt;<text:line-break/><text:line-break/> <text:s/>&lt;footer&gt;<text:line-break/> <text:s text:c="3"/>&lt;p&gt;&amp;copy; 2025 MODA – Mother &amp; Daughter Sweets&lt;/p&gt;<text:line-break/> <text:s/>&lt;/footer&gt;<text:line-break/>&lt;/body&gt;<text:line-break/>&lt;/html&gt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8T15:30:53.50</meta:creation-date>
    <meta:document-statistic meta:table-count="0" meta:image-count="0" meta:object-count="0" meta:page-count="3" meta:paragraph-count="1" meta:word-count="321" meta:character-count="3636"/>
    <dc:date>2025-05-18T15:31:24.80</dc:date>
    <meta:editing-duration>PT34S</meta:editing-duration>
    <meta:editing-cycles>1</meta:editing-cycles>
    <meta:generator>OpenOffice/4.1.11$Win32 OpenOffice.org_project/4111m1$Build-9808</meta:generator>
  </office:meta>
</office:document-meta>
</file>